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>
      <style:paragraph-properties fo:margin-top="0cm" fo:margin-bottom="0.499cm" style:contextual-spacing="false"/>
      <style:text-properties officeooo:paragraph-rsid="00031d19"/>
    </style:style>
    <style:style style:name="T1" style:family="text">
      <style:text-properties fo:font-size="15pt" style:text-underline-style="solid" style:text-underline-width="auto" style:text-underline-color="font-color" fo:font-weight="bold" officeooo:rsid="0002f2af" fo:background-color="#ffff00" loext:char-shading-value="0" style:font-size-asian="15pt" style:font-weight-asian="bold" style:font-size-complex="15pt" style:font-weight-complex="bold"/>
    </style:style>
    <style:style style:name="T2" style:family="text">
      <style:text-properties fo:font-size="15pt" style:text-underline-style="solid" style:text-underline-width="auto" style:text-underline-color="font-color" fo:font-weight="bold" officeooo:rsid="00044bd6" fo:background-color="#ffff00" loext:char-shading-value="0" style:font-size-asian="15pt" style:font-weight-asian="bold" style:font-size-complex="15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Source_20_Text"><text:span text:style-name="T1">EXP 1</text:span></text:span><text:span text:style-name="Source_20_Text"><text:span text:style-name="T2">2</text:span></text:span><text:span text:style-name="Source_20_Text"><text:span text:style-name="T1">: </text:span></text:span><text:span text:style-name="Source_20_Text"><text:span text:style-name="T2">Info Gain and Gini Index</text:span></text:span><text:span text:style-name="Source_20_Text"><text:span text:style-name="T1">:</text:span></text:span></text:p>
      <text:p text:style-name="P1">python</text:p>
      <text:p text:style-name="Preformatted_20_Text"><text:span text:style-name="Source_20_Text">import pandas as pd</text:span></text:p>
      <text:p text:style-name="Preformatted_20_Text"><text:span text:style-name="Source_20_Text">import matplotlib.pyplot as plt</text:span></text:p>
      <text:p text:style-name="Preformatted_20_Text"><text:span text:style-name="Source_20_Text">from scipy.spatial.distance import squareform</text:span></text:p>
      <text:p text:style-name="P1"><text:span text:style-name="Source_20_Text">from scipy.cluster.hierarchy import dendrogram, linkage</text:span></text:p>
      <text:list xml:id="list3402635397" text:style-name="L1">
        <text:list-item>
          <text:p text:style-name="P3"><text:span text:style-name="Strong_20_Emphasis">Import Libraries:</text:span></text:p>
          <text:list>
            <text:list-item>
              <text:p text:style-name="P3"><text:span text:style-name="Source_20_Text">import pandas as pd</text:span>: Imports the pandas library for data manipulation and analysis.</text:p>
            </text:list-item>
            <text:list-item>
              <text:p text:style-name="P3"><text:span text:style-name="Source_20_Text">import matplotlib.pyplot as plt</text:span>: Imports the pyplot module from matplotlib for plotting.</text:p>
            </text:list-item>
            <text:list-item>
              <text:p text:style-name="P3"><text:span text:style-name="Source_20_Text">from scipy.spatial.distance import squareform</text:span>: Imports the <text:span text:style-name="Source_20_Text">squareform</text:span> function from <text:span text:style-name="Source_20_Text">scipy.spatial.distance</text:span> to convert a condensed distance matrix to a square distance matrix.</text:p>
            </text:list-item>
            <text:list-item>
              <text:p text:style-name="P2"><text:span text:style-name="Source_20_Text">from scipy.cluster.hierarchy import dendrogram, linkage</text:span>: Imports the <text:span text:style-name="Source_20_Text">dendrogram</text:span> and <text:span text:style-name="Source_20_Text">linkage</text:span> functions from <text:span text:style-name="Source_20_Text">scipy.cluster.hierarchy</text:span> for hierarchical clustering.</text:p>
            </text:list-item>
          </text:list>
        </text:list-item>
      </text:list>
      <text:p text:style-name="P1">python</text:p>
      <text:p text:style-name="Preformatted_20_Text"><text:span text:style-name="Source_20_Text"># Load data from CSV</text:span></text:p>
      <text:p text:style-name="Preformatted_20_Text"><text:span text:style-name="Source_20_Text">file_name = 'input_data.csv' <text:s/># Replace with your CSV file name</text:span></text:p>
      <text:p text:style-name="P1"><text:span text:style-name="Source_20_Text">data = pd.read_csv(file_name, index_col=0)</text:span></text:p>
      <text:list xml:id="list2090792703" text:style-name="L2">
        <text:list-item>
          <text:p text:style-name="P5"><text:span text:style-name="Strong_20_Emphasis">Load Data:</text:span></text:p>
          <text:list>
            <text:list-item>
              <text:p text:style-name="P5"><text:span text:style-name="Source_20_Text">file_name = 'input_data.csv'</text:span>: Specifies the name of the CSV file containing the data. Replace it with the actual file name.</text:p>
            </text:list-item>
            <text:list-item>
              <text:p text:style-name="P4"><text:span text:style-name="Source_20_Text">data = pd.read_csv(file_name, index_col=0)</text:span>: Reads the CSV file into a pandas DataFrame, using the first column as the index.</text:p>
            </text:list-item>
          </text:list>
        </text:list-item>
      </text:list>
      <text:p text:style-name="P1">python</text:p>
      <text:p text:style-name="Preformatted_20_Text"><text:span text:style-name="Source_20_Text"># Perform hierarchical clustering using the provided distance matrix</text:span></text:p>
      <text:p text:style-name="Preformatted_20_Text"><text:span text:style-name="Source_20_Text">condensed_dist_matrix = squareform(data.values) <text:s/># Convert to condensed distance matrix</text:span></text:p>
      <text:p text:style-name="P1"><text:span text:style-name="Source_20_Text">linkage_matrix = linkage(condensed_dist_matrix, method='single')</text:span></text:p>
      <text:list xml:id="list4218792821" text:style-name="L3">
        <text:list-item>
          <text:p text:style-name="P7"><text:span text:style-name="Strong_20_Emphasis">Hierarchical Clustering:</text:span></text:p>
          <text:list>
            <text:list-item>
              <text:p text:style-name="P7"><text:span text:style-name="Source_20_Text">condensed_dist_matrix = squareform(data.values)</text:span>: Converts the data matrix into a condensed distance matrix. This is a one-dimensional array representing the upper triangle of the distance matrix.</text:p>
            </text:list-item>
            <text:list-item>
              <text:p text:style-name="P6"><text:span text:style-name="Source_20_Text">linkage_matrix = linkage(condensed_dist_matrix, method='single')</text:span>: Performs hierarchical clustering using the single linkage method on the condensed distance matrix. The <text:span text:style-name="Source_20_Text">linkage</text:span> function returns a matrix representing the hierarchical clustering.</text:p>
            </text:list-item>
          </text:list>
        </text:list-item>
      </text:list>
      <text:p text:style-name="P1">python</text:p>
      <text:p text:style-name="Preformatted_20_Text"><text:span text:style-name="Source_20_Text"># Plot the dendrogram</text:span></text:p>
      <text:p text:style-name="Preformatted_20_Text"><text:soft-page-break/><text:span text:style-name="Source_20_Text">plt.figure(figsize=(8, 6)) <text:s/># Adjust size if needed</text:span></text:p>
      <text:p text:style-name="Preformatted_20_Text"><text:span text:style-name="Source_20_Text">dendrogram(linkage_matrix, labels=data.index)</text:span></text:p>
      <text:p text:style-name="Preformatted_20_Text"><text:span text:style-name="Source_20_Text">plt.title('Hierarchical Clustering Dendrogram')</text:span></text:p>
      <text:p text:style-name="Preformatted_20_Text"><text:span text:style-name="Source_20_Text">plt.xlabel('Sample Index')</text:span></text:p>
      <text:p text:style-name="Preformatted_20_Text"><text:span text:style-name="Source_20_Text">plt.ylabel('Distance')</text:span></text:p>
      <text:p text:style-name="P1"><text:span text:style-name="Source_20_Text">plt.show()</text:span></text:p>
      <text:list xml:id="list976819568" text:style-name="L4">
        <text:list-item>
          <text:p text:style-name="P9"><text:span text:style-name="Strong_20_Emphasis">Plot Dendrogram:</text:span></text:p>
          <text:list>
            <text:list-item>
              <text:p text:style-name="P9"><text:span text:style-name="Source_20_Text">plt.figure(figsize=(8, 6))</text:span>: Specifies the size of the plot figure.</text:p>
            </text:list-item>
            <text:list-item>
              <text:p text:style-name="P9"><text:span text:style-name="Source_20_Text">dendrogram(linkage_matrix, labels=data.index)</text:span>: Plots the dendrogram using the hierarchical clustering linkage matrix. Labels are assigned based on the index of the DataFrame.</text:p>
            </text:list-item>
            <text:list-item>
              <text:p text:style-name="P9"><text:span text:style-name="Source_20_Text">plt.title('Hierarchical Clustering Dendrogram')</text:span>: Adds a title to the dendrogram plot.</text:p>
            </text:list-item>
            <text:list-item>
              <text:p text:style-name="P9"><text:span text:style-name="Source_20_Text">plt.xlabel('Sample Index')</text:span>: Adds a label to the x-axis.</text:p>
            </text:list-item>
            <text:list-item>
              <text:p text:style-name="P9"><text:span text:style-name="Source_20_Text">plt.ylabel('Distance')</text:span>: Adds a label to the y-axis.</text:p>
            </text:list-item>
            <text:list-item>
              <text:p text:style-name="P8"><text:span text:style-name="Source_20_Text">plt.show()</text:span>: Displays the dendrogram plot.</text:p>
            </text:list-item>
          </text:list>
        </text:list-item>
      </text:list>
      <text:p text:style-name="P1">python</text:p>
      <text:p text:style-name="Preformatted_20_Text"><text:span text:style-name="Source_20_Text"># Print pairs and minimum values at each step</text:span></text:p>
      <text:p text:style-name="Preformatted_20_Text"><text:span text:style-name="Source_20_Text">print("Pairs and minimum values at each step:")</text:span></text:p>
      <text:p text:style-name="Preformatted_20_Text"><text:span text:style-name="Source_20_Text">for i in range(len(linkage_matrix) - 1):</text:span></text:p>
      <text:p text:style-name="P1"><text:span text:style-name="Source_20_Text"><text:s text:c="4"/>print(f"Step {i+1}: Pairs: {linkage_matrix[i][:2]}, Minimum value: {linkage_matrix[i][2]}")</text:span></text:p>
      <text:list xml:id="list4113139788" text:style-name="L5">
        <text:list-item>
          <text:p text:style-name="P11"><text:span text:style-name="Strong_20_Emphasis">Print Pairs and Minimum Values:</text:span></text:p>
          <text:list>
            <text:list-item>
              <text:p text:style-name="P11">Prints information about each step of the hierarchical clustering process.</text:p>
            </text:list-item>
            <text:list-item>
              <text:p text:style-name="P10">Iterates over the linkage matrix and prints the pairs of clusters and the minimum linkage distance at each step.</text:p>
            </text:list-item>
          </text:list>
        </text:list-item>
      </text:list>
      <text:h text:style-name="Heading_20_3" text:outline-level="3">Hierarchical Clustering Methods:</text:h>
      <text:list xml:id="list1987270701" text:style-name="L6">
        <text:list-item>
          <text:p text:style-name="P12"><text:span text:style-name="Strong_20_Emphasis">Single Linkage (method='single'):</text:span></text:p>
          <text:list>
            <text:list-item>
              <text:p text:style-name="P13">In single linkage clustering, the distance between two clusters is defined as the shortest distance between any two points in the different clusters. It tends to form elongated clusters.</text:p>
            </text:list-item>
            <text:list-item>
              <text:p text:style-name="P13">The <text:span text:style-name="Source_20_Text">method='single'</text:span> parameter in the <text:span text:style-name="Source_20_Text">linkage</text:span> function specifies the use of single linkage clustering.</text:p>
            </text:list-item>
          </text:list>
        </text:list-item>
        <text:list-item>
          <text:p text:style-name="P12"><text:span text:style-name="Strong_20_Emphasis">Complete Linkage (method='complete'):</text:span></text:p>
          <text:list>
            <text:list-item>
              <text:p text:style-name="P13">In complete linkage clustering, the distance between two clusters is defined as the longest distance between any two points in the different clusters. It tends to form compact, spherical clusters.</text:p>
            </text:list-item>
            <text:list-item>
              <text:p text:style-name="P12">You can replace <text:span text:style-name="Source_20_Text">'single'</text:span> with <text:span text:style-name="Source_20_Text">'complete'</text:span> in the <text:span text:style-name="Source_20_Text">linkage</text:span> function to use complete linkage clustering.</text:p>
            </text:list-item>
          </text:list>
        </text:list-item>
      </text:list>
      <text:p text:style-name="Text_20_body">The choice between single and complete linkage depends on the characteristics of the data and the desired cluster shapes. The provided code uses single linkage clustering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14:57:17.717053906</meta:creation-date>
    <dc:date>2023-12-10T15:06:23.561788907</dc:date>
    <meta:editing-duration>PT9M6S</meta:editing-duration>
    <meta:editing-cycles>1</meta:editing-cycles>
    <meta:document-statistic meta:table-count="0" meta:image-count="0" meta:object-count="0" meta:page-count="2" meta:paragraph-count="56" meta:word-count="524" meta:character-count="3840" meta:non-whitespace-character-count="3392"/>
    <meta:generator>LibreOffice/7.3.7.2$Linux_X86_64 LibreOffice_project/30$Build-2</meta:generator>
  </office:meta>
</office:document-meta>
</file>